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fe93" officeooo:paragraph-rsid="0016fe93"/>
    </style:style>
    <style:style style:name="P2" style:family="paragraph" style:parent-style-name="Standard">
      <style:text-properties officeooo:rsid="0016fe93" officeooo:paragraph-rsid="0016fe93"/>
    </style:style>
    <style:style style:name="P3" style:family="paragraph" style:parent-style-name="Standard">
      <style:text-properties fo:font-weight="bold" officeooo:rsid="0018c9f1" officeooo:paragraph-rsid="0018c9f1" style:font-weight-asian="bold" style:font-weight-complex="bold"/>
    </style:style>
    <style:style style:name="P4" style:family="paragraph" style:parent-style-name="Standard" style:list-style-name="L2">
      <style:text-properties fo:font-weight="bold" officeooo:rsid="0018c9f1" officeooo:paragraph-rsid="0018c9f1" style:font-weight-asian="bold" style:font-weight-complex="bold"/>
    </style:style>
    <style:style style:name="P5" style:family="paragraph" style:parent-style-name="Standard" style:list-style-name="L3">
      <style:text-properties fo:font-weight="bold" officeooo:rsid="0018c9f1" officeooo:paragraph-rsid="001ef3ac" style:font-weight-asian="bold" style:font-weight-complex="bold"/>
    </style:style>
    <style:style style:name="P6" style:family="paragraph" style:parent-style-name="Standard" style:list-style-name="L3">
      <style:text-properties fo:font-weight="bold" officeooo:rsid="001b3a46" officeooo:paragraph-rsid="001b3a46" style:font-weight-asian="bold" style:font-weight-complex="bold"/>
    </style:style>
    <style:style style:name="P7" style:family="paragraph" style:parent-style-name="Standard" style:list-style-name="L3">
      <style:text-properties fo:font-weight="bold" officeooo:rsid="001b3a46" officeooo:paragraph-rsid="001d2d46" style:font-weight-asian="bold" style:font-weight-complex="bold"/>
    </style:style>
    <style:style style:name="P8" style:family="paragraph" style:parent-style-name="Standard" style:list-style-name="L3">
      <style:text-properties fo:font-weight="bold" officeooo:rsid="001b3a46" officeooo:paragraph-rsid="001d70e8" style:font-weight-asian="bold" style:font-weight-complex="bold"/>
    </style:style>
    <style:style style:name="P9" style:family="paragraph" style:parent-style-name="Standard" style:list-style-name="L3">
      <style:text-properties fo:font-weight="bold" officeooo:rsid="001d2d46" officeooo:paragraph-rsid="001d2d46" style:font-weight-asian="bold" style:font-weight-complex="bold"/>
    </style:style>
    <style:style style:name="P10" style:family="paragraph" style:parent-style-name="Standard" style:list-style-name="L3">
      <style:text-properties fo:font-weight="bold" officeooo:rsid="001d2d46" officeooo:paragraph-rsid="001d70e8" style:font-weight-asian="bold" style:font-weight-complex="bold"/>
    </style:style>
    <style:style style:name="P11" style:family="paragraph" style:parent-style-name="Standard" style:list-style-name="L3">
      <style:text-properties officeooo:paragraph-rsid="0018c9f1"/>
    </style:style>
    <style:style style:name="P12" style:family="paragraph" style:parent-style-name="Standard" style:list-style-name="L3">
      <style:text-properties officeooo:paragraph-rsid="001b3a46"/>
    </style:style>
    <style:style style:name="P13" style:family="paragraph" style:parent-style-name="Standard" style:list-style-name="L3">
      <style:text-properties officeooo:paragraph-rsid="001d2d46"/>
    </style:style>
    <style:style style:name="P14" style:family="paragraph" style:parent-style-name="Standard" style:list-style-name="L3">
      <style:text-properties officeooo:paragraph-rsid="001db5a6"/>
    </style:style>
    <style:style style:name="P15" style:family="paragraph" style:parent-style-name="Standard" style:list-style-name="L2">
      <style:text-properties officeooo:paragraph-rsid="0018c9f1"/>
    </style:style>
    <style:style style:name="P16" style:family="paragraph" style:parent-style-name="Standard" style:list-style-name="L3">
      <style:text-properties officeooo:rsid="001db5a6" officeooo:paragraph-rsid="001db5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3a46" style:font-weight-asian="normal" style:font-weight-complex="normal"/>
    </style:style>
    <style:style style:name="T3" style:family="text">
      <style:text-properties fo:font-weight="normal" officeooo:rsid="001d2d46" style:font-weight-asian="normal" style:font-weight-complex="normal"/>
    </style:style>
    <style:style style:name="T4" style:family="text">
      <style:text-properties fo:font-weight="normal" officeooo:rsid="0018c9f1" style:font-weight-asian="normal" style:font-weight-complex="normal"/>
    </style:style>
    <style:style style:name="T5" style:family="text">
      <style:text-properties fo:font-weight="normal" officeooo:rsid="001d70e8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super 58%" fo:font-weight="normal" officeooo:rsid="001b3a46" style:font-weight-asian="normal" style:font-weight-complex="normal"/>
    </style:style>
    <style:style style:name="T8" style:family="text">
      <style:text-properties style:text-position="super 58%" fo:font-weight="normal" officeooo:rsid="0018c9f1" style:font-weight-asian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b5a6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1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2d46" style:font-size-asian="10pt" style:font-style-asian="normal" style:font-weight-asian="normal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70e8" style:font-size-asian="10pt" style:font-style-asian="normal" style:font-weight-asian="normal" style:font-weight-complex="normal" style:text-emphasize="none"/>
    </style:style>
    <style:style style:name="T14" style:family="text">
      <style:text-properties officeooo:rsid="001db5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04786179874173467" text:style-name="L1">
        <text:list-item>
          <text:p text:style-name="P1">Population age distribution male/female</text:p>
        </text:list-item>
        <text:list-item>
          <text:p text:style-name="P1">Education stuff per region (22 gebieden / DX)</text:p>
          <text:list>
            <text:list-item>
              <text:p text:style-name="P1">Parents education (laag, middel, hoog)</text:p>
            </text:list-item>
            <text:list-item>
              <text:p text:style-name="P1">Parents ethnic background</text:p>
            </text:list-item>
            <text:list-item>
              <text:p text:style-name="P1"><text:s/></text:p>
            </text:list-item>
          </text:list>
        </text:list-item>
      </text:list>
      <text:p text:style-name="P2"/>
      <text:p text:style-name="P3">Dependent Variables</text:p>
      <text:list xml:id="list8078125191376061488" text:style-name="L2">
        <text:list-item>
          <text:p text:style-name="P4"><text:span text:style-name="T1">Victim’s perspective</text:span></text:p>
          <text:list>
            <text:list-item>
              <text:p text:style-name="P15"><text:span text:style-name="T4">Discrimination </text:span><text:span text:style-name="T3">(</text:span><text:span text:style-name="T12">LDISCRI_P)</text:span></text:p>
            </text:list-item>
            <text:list-item>
              <text:p text:style-name="P15"><text:span text:style-name="T4">Spanningindex </text:span><text:span text:style-name="T3">(</text:span><text:span text:style-name="T12">LSPAN_I)</text:span></text:p>
            </text:list-item>
          </text:list>
        </text:list-item>
        <text:list-item>
          <text:p text:style-name="P4"><text:span text:style-name="T1">Attacker’s perspective</text:span></text:p>
          <text:list>
            <text:list-item>
              <text:p text:style-name="P15"><text:span text:style-name="T4">Negative view’s towards homosexuals </text:span><text:span text:style-name="T3">(</text:span><text:span text:style-name="T11">LHOMOTOL_5</text:span><text:span text:style-name="T12">)</text:span></text:p>
            </text:list-item>
            <text:list-item>
              <text:p text:style-name="P15"><text:span text:style-name="T4">10</text:span><text:span text:style-name="T8">th</text:span><text:span text:style-name="T4"> grader’s views towards homosexuals </text:span><text:span text:style-name="T3">(</text:span><text:span text:style-name="T11">LNEGAHO_P</text:span><text:span text:style-name="T12">)</text:span></text:p>
            </text:list-item>
          </text:list>
        </text:list-item>
      </text:list>
      <text:p text:style-name="P3"><text:span text:style-name="T1"/></text:p>
      <text:p text:style-name="P3">Independent Variables</text:p>
      <text:list xml:id="list3321383902039596541" text:style-name="L3">
        <text:list-item>
          <text:p text:style-name="P11"><text:span text:style-name="T4">School leavers in a region </text:span><text:span text:style-name="T3">(</text:span><text:span text:style-name="T12">OLSV_P)</text:span></text:p>
          <text:list>
            <text:list-item>
              <text:p text:style-name="P12"><text:span text:style-name="T2">10</text:span><text:span text:style-name="T7">th</text:span><text:span text:style-name="T2"> grader’s views towards homosexuals </text:span><text:span text:style-name="T3">(</text:span><text:span text:style-name="T12">LNEGAHO_P)</text:span></text:p>
            </text:list-item>
          </text:list>
        </text:list-item>
        <text:list-item>
          <text:p text:style-name="P11"><text:span text:style-name="T4">Parents education (low, middle high) </text:span><text:span text:style-name="T3">(</text:span><text:span text:style-name="T12">O_OPLVO_L_P, O_OPLVO_M_P, O_OPLVO_P)</text:span></text:p>
          <text:list>
            <text:list-item>
              <text:p text:style-name="P7"><text:span text:style-name="T1">10</text:span><text:span text:style-name="T6">th</text:span><text:span text:style-name="T1"> grader’s views towards homosexuals</text:span><text:span text:style-name="T3"> (</text:span><text:span text:style-name="T12">LNEGAHO_P)</text:span></text:p>
            </text:list-item>
          </text:list>
        </text:list-item>
        <text:list-item>
          <text:p text:style-name="P11"><text:span text:style-name="T4">Age groups (elder people maybe more racist?) <text:s/></text:span><text:span text:style-name="T3">(</text:span><text:span text:style-name="T12">BEV0_4)</text:span></text:p>
          <text:list>
            <text:list-item>
              <text:p text:style-name="P5"><text:span text:style-name="T1">Discrimination </text:span><text:span text:style-name="T3">(</text:span><text:span text:style-name="T12">LDISCRI_P)</text:span></text:p>
            </text:list-item>
          </text:list>
        </text:list-item>
        <text:list-item>
          <text:p text:style-name="P11"><text:span text:style-name="T4">Immigration </text:span><text:span text:style-name="T2">background (foreigners vs locals) </text:span><text:span text:style-name="T3">(</text:span><text:span text:style-name="T12">BEVAUTOCH_P)</text:span></text:p>
          <text:list>
            <text:list-item>
              <text:p text:style-name="P7"><text:span text:style-name="T1">Look at discrimination and tension </text:span><text:span text:style-name="T3">(</text:span><text:span text:style-name="T12">LDISCRI_P, LSPAN_I)</text:span></text:p>
            </text:list-item>
          </text:list>
        </text:list-item>
        <text:list-item>
          <text:p text:style-name="P12"><text:span text:style-name="T2">Criminality index </text:span><text:span text:style-name="T3">(</text:span><text:span text:style-name="T12">VCRIMIN_I)</text:span></text:p>
          <text:list>
            <text:list-item>
              <text:p text:style-name="P9"><text:span text:style-name="T1">Tension</text:span><text:span text:style-name="T4"> </text:span><text:span text:style-name="T1">(</text:span><text:span text:style-name="T11">LSPAN_I)</text:span></text:p>
            </text:list-item>
          </text:list>
        </text:list-item>
        <text:list-item>
          <text:p text:style-name="P6"><text:span text:style-name="T1">Tourism facilities</text:span></text:p>
          <text:list>
            <text:list-item>
              <text:p text:style-name="P7"><text:span text:style-name="T4">Discrimination </text:span><text:span text:style-name="T3">(</text:span><text:span text:style-name="T12">LDISCRI_P)</text:span></text:p>
            </text:list-item>
          </text:list>
        </text:list-item>
        <text:list-item>
          <text:p text:style-name="P6"><text:span text:style-name="T1">SDQ (% 10 year olds with social emotional problems) &amp; parents’ psychic problems</text:span></text:p>
          <text:list>
            <text:list-item>
              <text:p text:style-name="P7"><text:span text:style-name="T1">Discrimination</text:span><text:span text:style-name="T4"> </text:span><text:span text:style-name="T3">(</text:span><text:span text:style-name="T12">LDISCRI_P)</text:span></text:p>
            </text:list-item>
            <text:list-item>
              <text:p text:style-name="P8"><text:span text:style-name="T1">Negative views towards homosexuals</text:span><text:span text:style-name="T4"> </text:span><text:span text:style-name="T3">(</text:span><text:span text:style-name="T11">LHOMOTOL_5</text:span><text:span text:style-name="T12">)</text:span></text:p>
            </text:list-item>
          </text:list>
        </text:list-item>
        <text:list-item>
          <text:p text:style-name="P13"><text:span text:style-name="T3">Registered unemployment percentage &amp; migration background </text:span><text:span text:style-name="T5">(</text:span><text:span text:style-name="T13">PREGWERKL_P)</text:span></text:p>
          <text:list>
            <text:list-item>
              <text:p text:style-name="P10"><text:span text:style-name="T1">Discrimination</text:span><text:span text:style-name="T4"> </text:span><text:span text:style-name="T1">(</text:span><text:span text:style-name="T11">LDISCRI_P)</text:span></text:p>
            </text:list-item>
          </text:list>
        </text:list-item>
        <text:list-item>
          <text:p text:style-name="P14"><text:span text:style-name="T14">Percentage of religious people (</text:span><text:span text:style-name="T9">PRELIGIE_P</text:span><text:span text:style-name="T10">)</text:span></text:p>
          <text:list>
            <text:list-item>
              <text:p text:style-name="P16">Negative view’s towards homosexuals (<text:span text:style-name="T11">LHOMOTOL_5</text:span><text:span text:style-name="T12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35:54.213784302</meta:creation-date>
    <dc:date>2019-01-29T17:20:19.330774737</dc:date>
    <meta:editing-duration>PT46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70" meta:character-count="1243" meta:non-whitespace-character-count="1132"/>
  </office:meta>
</office:document-meta>
</file>